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3.2cm" fo:margin-left="6.851cm" table:align="left"/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0.841cm"/>
    </style:style>
    <style:style style:name="Tableau1.C" style:family="table-column">
      <style:table-column-properties style:column-width="0.866cm"/>
    </style:style>
    <style:style style:name="Tableau1.D" style:family="table-column">
      <style:table-column-properties style:column-width="0.699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3.2cm" fo:margin-left="6.851cm" table:align="left"/>
    </style:style>
    <style:style style:name="Tableau2.A" style:family="table-column">
      <style:table-column-properties style:column-width="0.794cm"/>
    </style:style>
    <style:style style:name="Tableau2.B" style:family="table-column">
      <style:table-column-properties style:column-width="0.841cm"/>
    </style:style>
    <style:style style:name="Tableau2.C" style:family="table-column">
      <style:table-column-properties style:column-width="0.866cm"/>
    </style:style>
    <style:style style:name="Tableau2.D" style:family="table-column">
      <style:table-column-properties style:column-width="0.699cm"/>
    </style:style>
    <style:style style:name="Tableau2.1" style:family="table-row">
      <style:table-row-properties style:min-row-height="0.60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 officeooo:rsid="001972aa" officeooo:paragraph-rsid="001972aa"/>
    </style:style>
    <style:style style:name="P3" style:family="paragraph" style:parent-style-name="Text_20_body">
      <style:text-properties style:text-underline-style="solid" style:text-underline-width="auto" style:text-underline-color="font-color" officeooo:rsid="001a9ec3" officeooo:paragraph-rsid="001a9ec3"/>
    </style:style>
    <style:style style:name="P4" style:family="paragraph" style:parent-style-name="Text_20_body">
      <style:text-properties style:text-underline-style="solid" style:text-underline-width="auto" style:text-underline-color="font-color" officeooo:rsid="001cf2f1" officeooo:paragraph-rsid="001cf2f1"/>
    </style:style>
    <style:style style:name="P5" style:family="paragraph" style:parent-style-name="Text_20_body">
      <style:paragraph-properties fo:text-align="justify" style:justify-single-word="false"/>
      <style:text-properties style:text-underline-style="none" officeooo:rsid="001972aa" officeooo:paragraph-rsid="001972aa"/>
    </style:style>
    <style:style style:name="P6" style:family="paragraph" style:parent-style-name="Text_20_body">
      <style:text-properties style:text-underline-style="none" officeooo:rsid="001a9ec3" officeooo:paragraph-rsid="001a9ec3"/>
    </style:style>
    <style:style style:name="P7" style:family="paragraph" style:parent-style-name="Text_20_body">
      <style:paragraph-properties fo:text-align="start" style:justify-single-word="false"/>
      <style:text-properties style:text-line-through-style="none" style:text-line-through-type="none" style:text-underline-style="none" officeooo:rsid="001972aa" officeooo:paragraph-rsid="001972aa"/>
    </style:style>
    <style:style style:name="P8" style:family="paragraph" style:parent-style-name="Text_20_body">
      <style:paragraph-properties fo:text-align="start" style:justify-single-word="false"/>
      <style:text-properties style:text-line-through-style="none" style:text-line-through-type="none" style:font-name="Liberation Serif" fo:font-style="normal" style:text-underline-style="none" officeooo:rsid="0022fc6e" officeooo:paragraph-rsid="001972aa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text-line-through-style="none" style:text-line-through-type="none" style:font-name="Liberation Serif" fo:font-style="normal" style:text-underline-style="none" officeooo:rsid="001972aa" officeooo:paragraph-rsid="001a9ec3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Liberation Serif" fo:font-style="normal" style:text-underline-style="solid" style:text-underline-width="auto" style:text-underline-color="font-color" officeooo:rsid="001a9ec3" officeooo:paragraph-rsid="001a9ec3" style:font-style-asian="normal" style:font-style-complex="normal"/>
    </style:style>
    <style:style style:name="P11" style:family="paragraph" style:parent-style-name="Text_20_body">
      <style:text-properties fo:font-style="normal" style:text-underline-style="solid" style:text-underline-width="auto" style:text-underline-color="font-color" officeooo:rsid="001cf2f1" officeooo:paragraph-rsid="001cf2f1" style:font-style-asian="normal" style:font-style-complex="normal"/>
    </style:style>
    <style:style style:name="P12" style:family="paragraph" style:parent-style-name="Text_20_body">
      <style:text-properties fo:font-style="normal" style:text-underline-style="none" officeooo:rsid="001cf2f1" officeooo:paragraph-rsid="001cf2f1" style:font-style-asian="normal" style:font-style-complex="normal"/>
    </style:style>
    <style:style style:name="P13" style:family="paragraph" style:parent-style-name="Title">
      <style:text-properties officeooo:rsid="001972aa" officeooo:paragraph-rsid="001972aa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officeooo:paragraph-rsid="001aeb95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officeooo:rsid="001972aa" officeooo:paragraph-rsid="001972aa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officeooo:rsid="001972aa" officeooo:paragraph-rsid="001aeb95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officeooo:rsid="00199783" officeooo:paragraph-rsid="00199783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officeooo:rsid="00199783" officeooo:paragraph-rsid="001aeb95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officeooo:rsid="00199783" officeooo:paragraph-rsid="00199783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officeooo:rsid="00199783" officeooo:paragraph-rsid="001aeb95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officeooo:paragraph-rsid="001aeb95"/>
    </style:style>
    <style:style style:name="P24" style:family="paragraph" style:parent-style-name="Text_20_body">
      <style:paragraph-properties fo:text-align="start" style:justify-single-word="false"/>
      <style:text-properties style:text-line-through-style="none" style:text-line-through-type="none" fo:font-style="normal" style:text-underline-style="solid" style:text-underline-width="auto" style:text-underline-color="font-color" fo:font-weight="normal" officeooo:rsid="001972aa" officeooo:paragraph-rsid="001972aa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line-through-style="none" style:text-line-through-type="none" style:font-name="Liberation Serif" fo:font-style="normal" style:text-underline-style="none" fo:font-weight="normal" officeooo:rsid="0022fc6e" officeooo:paragraph-rsid="001972aa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text-line-through-style="none" style:text-line-through-type="none" style:font-name="Liberation Serif" fo:font-style="normal" style:text-underline-style="none" fo:font-weight="normal" officeooo:rsid="001972aa" officeooo:paragraph-rsid="00199783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Liberation Serif" fo:font-style="normal" style:text-underline-style="none" fo:font-weight="normal" officeooo:rsid="00199783" officeooo:paragraph-rsid="00199783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Liberation Serif" fo:font-style="normal" style:text-underline-style="none" fo:font-weight="normal" officeooo:rsid="001a9ec3" officeooo:paragraph-rsid="001a9ec3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Liberation Serif" fo:font-style="normal" style:text-underline-style="none" fo:font-weight="normal" officeooo:rsid="001aeb95" officeooo:paragraph-rsid="001aeb95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Liberation Serif" fo:font-style="normal" style:text-underline-style="none" officeooo:rsid="00199783" officeooo:paragraph-rsid="001a9ec3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Liberation Serif" fo:font-style="normal" style:text-underline-style="none" officeooo:rsid="001d6cb1" officeooo:paragraph-rsid="001d6cb1" style:font-style-asian="normal" style:font-style-complex="normal"/>
    </style:style>
    <style:style style:name="P32" style:family="paragraph" style:parent-style-name="Text_20_body">
      <style:paragraph-properties fo:text-align="start" style:justify-single-word="false"/>
      <style:text-properties style:text-line-through-style="none" style:text-line-through-type="none" style:font-name="Liberation Serif" fo:font-style="normal" style:text-underline-style="solid" style:text-underline-width="auto" style:text-underline-color="font-color" fo:font-weight="normal" officeooo:rsid="001972aa" officeooo:paragraph-rsid="001972aa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Liberation Serif" fo:font-style="normal" style:text-underline-style="solid" style:text-underline-width="auto" style:text-underline-color="font-color" fo:font-weight="normal" officeooo:rsid="00199783" officeooo:paragraph-rsid="00199783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Liberation Serif" fo:font-style="normal" style:text-underline-style="solid" style:text-underline-width="auto" style:text-underline-color="font-color" fo:font-weight="normal" officeooo:rsid="001a9ec3" officeooo:paragraph-rsid="001a9ec3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Liberation Serif" fo:font-style="normal" style:text-underline-style="solid" style:text-underline-width="auto" style:text-underline-color="font-color" fo:font-weight="normal" officeooo:rsid="001a9ec3" officeooo:paragraph-rsid="001aeb95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text-underline-style="none" officeooo:rsid="001a9ec3" officeooo:paragraph-rsid="001a9ec3"/>
    </style:style>
    <style:style style:name="P37" style:family="paragraph" style:parent-style-name="Text_20_body">
      <style:text-properties style:text-underline-style="none" officeooo:rsid="001a9ec3" officeooo:paragraph-rsid="001a9ec3"/>
    </style:style>
    <style:style style:name="P38" style:family="paragraph" style:parent-style-name="Text_20_body">
      <style:paragraph-properties fo:text-align="justify" style:justify-single-word="false"/>
      <style:text-properties fo:font-style="normal" style:text-underline-style="none" officeooo:rsid="001cf2f1" officeooo:paragraph-rsid="001cf2f1" style:font-style-asian="normal" style:font-style-complex="normal"/>
    </style:style>
    <style:style style:name="P39" style:family="paragraph" style:parent-style-name="Text_20_body">
      <style:text-properties style:text-underline-style="solid" style:text-underline-width="auto" style:text-underline-color="font-color" officeooo:rsid="001d6cb1" officeooo:paragraph-rsid="001d6cb1"/>
    </style:style>
    <style:style style:name="P40" style:family="paragraph" style:parent-style-name="Heading_20_1">
      <style:text-properties officeooo:rsid="001972aa" officeooo:paragraph-rsid="001972aa"/>
    </style:style>
    <style:style style:name="P41" style:family="paragraph" style:parent-style-name="Heading_20_1">
      <style:text-properties officeooo:rsid="001a9ec3" officeooo:paragraph-rsid="001a9ec3"/>
    </style:style>
    <style:style style:name="P42" style:family="paragraph" style:parent-style-name="Heading_20_1">
      <style:text-properties officeooo:rsid="001b34a2" officeooo:paragraph-rsid="001b34a2"/>
    </style:style>
    <style:style style:name="P43" style:family="paragraph">
      <style:paragraph-properties fo:text-align="center"/>
      <style:text-properties fo:font-size="12pt"/>
    </style:style>
    <style:style style:name="P44" style:family="paragraph">
      <loext:graphic-properties draw:fill="none" draw:fill-color="#ffffff"/>
    </style:style>
    <style:style style:name="P45" style:family="paragraph">
      <style:paragraph-properties fo:text-align="center"/>
    </style:style>
    <style:style style:name="P46" style:family="paragraph">
      <loext:graphic-properties draw:fill-color="#e16173"/>
      <style:paragraph-properties fo:text-align="center"/>
    </style:style>
    <style:style style:name="T1" style:family="text">
      <style:text-properties officeooo:rsid="001972a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972aa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72aa" style:font-weight-asian="normal" style:font-weight-complex="normal"/>
    </style:style>
    <style:style style:name="T9" style:family="text">
      <style:text-properties fo:font-weight="normal" officeooo:rsid="001a9ec3" style:font-weight-asian="normal" style:font-weight-complex="normal"/>
    </style:style>
    <style:style style:name="T10" style:family="text">
      <style:text-properties fo:font-weight="normal" officeooo:rsid="001aeb95" style:font-weight-asian="normal" style:font-weight-complex="normal"/>
    </style:style>
    <style:style style:name="T11" style:family="text">
      <style:text-properties fo:font-weight="normal" officeooo:rsid="001d6cb1" style:font-weight-asian="normal" style:font-weight-complex="normal"/>
    </style:style>
    <style:style style:name="T12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Courier New" fo:font-style="normal" fo:font-weight="normal" officeooo:rsid="0022fc6e" style:font-style-asian="normal" style:font-weight-asian="normal" style:font-style-complex="normal" style:font-weight-complex="normal"/>
    </style:style>
    <style:style style:name="T14" style:family="text">
      <style:text-properties style:font-name="Courier New" fo:font-weight="normal" style:font-weight-asian="normal" style:font-weight-complex="normal"/>
    </style:style>
    <style:style style:name="T15" style:family="text">
      <style:text-properties style:font-name="Courier New" fo:font-weight="normal" officeooo:rsid="0022fc6e" style:font-weight-asian="normal" style:font-weight-complex="normal"/>
    </style:style>
    <style:style style:name="T16" style:family="text">
      <style:text-properties style:font-name="Courier New" fo:font-weight="normal" officeooo:rsid="001a9ec3" style:font-weight-asian="normal" style:font-weight-complex="normal"/>
    </style:style>
    <style:style style:name="T17" style:family="text">
      <style:text-properties officeooo:rsid="00199783"/>
    </style:style>
    <style:style style:name="T18" style:family="text">
      <style:text-properties officeooo:rsid="001b34a2"/>
    </style:style>
    <style:style style:name="T19" style:family="text">
      <style:text-properties officeooo:rsid="001d6cb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699cm" fo:min-width="4.6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81d41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bf0041" draw:fill-color="#e1617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xamen d’EVL</text:p>
      <text:h text:style-name="P40" text:outline-level="1">Exercice 1 </text:h>
      <text:p text:style-name="P2">1. Vulnérabilité du programme</text:p>
      <text:p text:style-name="P5"><text:tab/><text:span text:style-name="T19">Buffer Overflow. </text:span>La vulnérabilité se situe au niveau de <text:span text:style-name="T2">memcpy</text:span><text:span text:style-name="T5">. Il est dit que nous copions </text:span><text:span text:style-name="T2">len </text:span><text:span text:style-name="T5">éléments de </text:span><text:span text:style-name="T2">arg</text:span><text:span text:style-name="T6">, mais nous ne vérifions jamais que </text:span><text:span text:style-name="T3">len&lt;tab.length. </text:span><text:span text:style-name="T6">Ainsi, si </text:span><text:span text:style-name="T3">len</text:span><text:span text:style-name="T6"> est plus grand que la taille du tableau (ie 100), nous écrirons dans un endroit où nous aurions pas dû dans la pile.</text:span></text:p>
      <text:p text:style-name="P24">2. Exemple</text:p>
      <text:p text:style-name="P7"><text:span text:style-name="T6"><text:tab/></text:span><text:span text:style-name="T13">./</text:span><text:span text:style-name="T12">f1</text:span><text:span text:style-name="T13"> </text:span><text:span text:style-name="T12">(</text:span><text:span text:style-name="T13">$(perl -e 'print "A" x </text:span><text:span text:style-name="T12">200</text:span><text:span text:style-name="T13">;'),</text:span><text:span text:style-name="T12">200)</text:span></text:p>
      <text:p text:style-name="P1"><text:tab/><text:span text:style-name="T1">Nous mettons un breakpoint à la ligne 9, à l’aide de la commande b 9. Si nous regardons le contenu de la centième case du tableau tab, elle sera vide. (commande tab[100]). Si nous regardons la 101ème, nous trouverons l’adresse de retour précédent l’appel à la fonction. (tab[101])</text:span></text:p>
      <text:p text:style-name="P25"><text:tab/></text:p>
      <text:p text:style-name="P8"><text:span text:style-name="T8"><text:tab/>Après l’exécution du </text:span><text:span text:style-name="T4">memcpy</text:span><text:span text:style-name="T8">, (en supposant que l’exécution peut encore se poursuivre), en regardant le contenu de la case 101 (tab[101]), nous y verrons 41414141, le code ASCII de la lettre A. </text:span></text:p>
      <text:p text:style-name="P32">3. Dessin de pi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20"><draw:line text:anchor-type="paragraph" draw:z-index="3" draw:name="Forme3" draw:style-name="gr1" draw:text-style-name="P45" svg:x1="-0.854cm" svg:y1="1.39cm" svg:x2="-0.854cm" svg:y2="8.252cm"><text:p/></draw:line><draw:frame text:anchor-type="paragraph" draw:z-index="5" draw:name="Forme2" draw:style-name="gr3" draw:text-style-name="P44" svg:width="3.724cm" svg:height="0.976cm" svg:x="3.697cm" svg:y="8.373cm"><draw:text-box><text:p>Trame de memcpy</text:p></draw:text-box></draw:frame><draw:line text:anchor-type="paragraph" draw:z-index="6" draw:name="Forme4" draw:style-name="gr1" draw:text-style-name="P45" svg:x1="3.283cm" svg:y1="8.468cm" svg:x2="3.283cm" svg:y2="9.375cm"><text:p/></draw:line><draw:path text:anchor-type="paragraph" draw:z-index="13" draw:name="Forme7" draw:style-name="gr1" draw:text-style-name="P45" svg:width="6.712cm" svg:height="6.124cm" svg:x="2.633cm" svg:y="0.222cm" svg:viewBox="0 0 6713 6125" svg:d="M72 6093c450-44 891 62 1348 23 390-33 785 0 1178 0 471 0 946 10 1418 0 425-9 836-41 1276-95 527-66 726-536 963-866 257-360 460-787 432-1251-22-360 85-739-25-1083-127-399-444-711-769-986-323-273-658-536-1033-721-283-140-581-281-891-313-346-35-586-260-889-361-247-83-480-201-722-288-271-97-564-36-843-49-249-12-496 4-744-48-237-49-482-67-723-47h-48"><text:p/></draw:path><draw:path text:anchor-type="paragraph" draw:z-index="14" draw:name="Forme8" draw:style-name="gr5" draw:text-style-name="P45" svg:width="6.827cm" svg:height="6.653cm" draw:transform="rotate (-0.542622864445037) translate (3.30560384292862cm -0.24287781952053cm)" svg:viewBox="0 0 6828 6654" svg:d="M3201 6654c434-41 848-222 1202-473 366-260 840-416 1030-901 162-415 603-660 835-1037 201-327 676-653 534-1165-123-443-52-922-152-1368-100-443-359-845-654-1180-337-382-870-565-1412-524-331 24-677-4-994 121-414 163-766 457-1194 580-381 110-787 25-1167 115-274 64-546 147-813 237l-230 83-186 112"><text:p/></draw:path>Size_t le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22">*<text:span text:style-name="T17">arg</text:span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20">@addr retour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20">Old ebp</text:p>
          </table:table-cell>
          <table:covered-table-cell/>
          <table:covered-table-cell/>
          <table:covered-table-cell/>
        </table:table-row>
        <table:table-row>
          <table:table-cell table:style-name="Tableau1.A5" office:value-type="string">
            <text:p text:style-name="P18"><draw:line text:anchor-type="paragraph" draw:z-index="0" draw:name="Forme1" draw:style-name="gr1" draw:text-style-name="P43" svg:x1="3.547cm" svg:y1="0.05cm" svg:x2="3.547cm" svg:y2="1.705cm"><text:p/></draw:line><draw:frame text:anchor-type="paragraph" draw:z-index="1" draw:name="Forme2" draw:style-name="gr2" draw:text-style-name="P44" svg:width="4.186cm" svg:height="0.65cm" svg:x="3.981cm" svg:y="0.598cm"><draw:text-box><text:p>Tab (25 mots mémoire)</text:p></draw:text-box></draw:frame></text:p>
          </table:table-cell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4"/>
          </table:table-cell>
          <table:table-cell table:style-name="Tableau1.A2" office:value-type="string">
            <text:p text:style-name="P14"/>
          </table:table-cell>
        </table:table-row>
        <table:table-row>
          <table:table-cell table:style-name="Tableau1.A5" office:value-type="string">
            <text:p text:style-name="P14"><draw:frame text:anchor-type="paragraph" draw:z-index="2" draw:name="Forme2" draw:style-name="gr2" draw:text-style-name="P44" svg:width="4.186cm" svg:height="0.65cm" svg:x="3.38cm" svg:y="1.392cm"><draw:text-box><text:p>val</text:p></draw:text-box></draw:frame><draw:frame text:anchor-type="paragraph" draw:z-index="4" draw:name="Forme2" draw:style-name="gr2" draw:text-style-name="P44" svg:width="2.382cm" svg:height="0.65cm" svg:x="-3.572cm" svg:y="0.912cm"><draw:text-box><text:p>Trame de f1</text:p></draw:text-box></draw:frame></text:p>
          </table:table-cell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4"/>
          </table:table-cell>
          <table:table-cell table:style-name="Tableau1.A2" office:value-type="string">
            <text:p text:style-name="P14"/>
          </table:table-cell>
        </table:table-row>
        <table:table-row>
          <table:table-cell table:style-name="Tableau1.A5" office:value-type="string">
            <text:p text:style-name="P14"><draw:path text:anchor-type="paragraph" draw:z-index="15" draw:name="Forme9" draw:style-name="gr6" draw:text-style-name="P46" svg:width="2.923cm" svg:height="3.601cm" draw:transform="rotate (-0.249233017184791) translate (2.75343055555556cm 0.174625cm)" svg:viewBox="0 0 2924 3602" svg:d="M371 3602c339-61 677-133 1015-207 326-72 628-222 879-448 250-225 612-383 644-784 37-452 33-993-326-1282-311-251-355-719-790-768-261-29-528-6-783 50-322 71-560-227-880-147l-130-16"><text:p/></draw:path></text:p>
          </table:table-cell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14"/>
          </table:table-cell>
          <table:table-cell table:style-name="Tableau1.A2" office:value-type="string">
            <text:p text:style-name="P14"/>
          </table:table-cell>
        </table:table-row>
        <table:table-row>
          <table:table-cell table:style-name="Tableau1.A2" table:number-columns-spanned="4" office:value-type="string">
            <text:p text:style-name="P16">123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20">Int * ptr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20">*Le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20">*Arg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20">*tab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20">@addr retour f1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20">Old ebp</text:p>
          </table:table-cell>
          <table:covered-table-cell/>
          <table:covered-table-cell/>
          <table:covered-table-cell/>
        </table:table-row>
      </table:table>
      <text:p text:style-name="P26"><text:tab/></text:p>
      <text:p text:style-name="P27"><text:tab/>Pour connaître les différentes adresses de chacune de mes variables, je peux faire la commande p&amp;[nomdemavariable].</text:p>
      <text:p text:style-name="P33">4. Ordre différent pour pas de vuln ?</text:p>
      <text:p text:style-name="P27"><text:soft-page-break/><text:tab/>Quoiqu’il arrive, tant que len est plus grand que la taille de tab, un débordement sera préjudiciable. </text:p>
      <text:p text:style-name="P33">5. Canari ?</text:p>
      <text:p text:style-name="P30"><text:span text:style-name="T9">- </text:span><text:span text:style-name="T11">entre les variables utilisateurs et addr retour</text:span></text:p>
      <text:p text:style-name="P31"><text:span text:style-name="T7">- juste au dessous du tableau</text:span></text:p>
      <text:p text:style-name="P34">6. Emplacement d’un canari via gdb ?</text:p>
      <text:p text:style-name="P28"><text:tab/><text:span text:style-name="T19">Info dans gdb mais on voit juste que la trame est plus longue (on sait pas pourquoi?). On regarde dans le prologue si on a une référence à info frame protector. </text:span></text:p>
      <text:p text:style-name="P34">7. Vulnérabilité</text:p>
      <text:p text:style-name="P28"><text:tab/>On ne vérifie pas que <text:span text:style-name="T2">len</text:span> soit inférieur à la taille de <text:span text:style-name="T2">tab</text:span> (comme lors de la question 1?)</text:p>
      <text:p text:style-name="P34">8. → même exemple que 2 ?</text:p>
      <text:p text:style-name="P9"><text:span text:style-name="T15"><text:tab/>./</text:span><text:span text:style-name="T14">f</text:span><text:span text:style-name="T16">2</text:span><text:span text:style-name="T15"> </text:span><text:span text:style-name="T14">(</text:span><text:span text:style-name="T15">$(perl -e 'print "A" x </text:span><text:span text:style-name="T14">200</text:span><text:span text:style-name="T15">;'),</text:span><text:span text:style-name="T14">200)</text:span></text:p>
      <text:p text:style-name="P10"><text:span text:style-name="T7">9. <text:s/></text:span><text:span text:style-name="T10">dessin de la pile</text:span></text:p>
      <text:p text:style-name="P29"><text:tab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4" office:value-type="string">
            <text:p text:style-name="P21"><draw:line text:anchor-type="paragraph" draw:z-index="7" draw:name="Forme3" draw:style-name="gr1" draw:text-style-name="P45" svg:x1="-0.854cm" svg:y1="1.39cm" svg:x2="-0.854cm" svg:y2="5.893cm"><text:p/></draw:line><draw:custom-shape text:anchor-type="paragraph" draw:z-index="12" draw:name="Forme5" draw:style-name="gr4" svg:width="4.666cm" svg:height="0.699cm" svg:x="5.472cm" svg:y="5.073cm"><text:p>Tglobal dans la pile</text:p><draw:enhanced-geometry svg:viewBox="0 0 21600 21600" draw:type="rectangle" draw:enhanced-path="M 0 0 L 21600 0 21600 21600 0 21600 0 0 Z N"/></draw:custom-shape>Size_t len</text:p>
          </table:table-cell>
          <table:covered-table-cell/>
          <table:covered-table-cell/>
          <table:covered-table-cell/>
        </table:table-row>
        <table:table-row>
          <table:table-cell table:style-name="Tableau2.A2" table:number-columns-spanned="4" office:value-type="string">
            <text:p text:style-name="P23">*<text:span text:style-name="T17">arg</text:span></text:p>
          </table:table-cell>
          <table:covered-table-cell/>
          <table:covered-table-cell/>
          <table:covered-table-cell/>
        </table:table-row>
        <table:table-row>
          <table:table-cell table:style-name="Tableau2.A2" table:number-columns-spanned="4" office:value-type="string">
            <text:p text:style-name="P21">@addr retour</text:p>
          </table:table-cell>
          <table:covered-table-cell/>
          <table:covered-table-cell/>
          <table:covered-table-cell/>
        </table:table-row>
        <table:table-row>
          <table:table-cell table:style-name="Tableau2.A2" table:number-columns-spanned="4" office:value-type="string">
            <text:p text:style-name="P21">Old ebp</text:p>
          </table:table-cell>
          <table:covered-table-cell/>
          <table:covered-table-cell/>
          <table:covered-table-cell/>
        </table:table-row>
        <table:table-row>
          <table:table-cell table:style-name="Tableau2.A5" office:value-type="string">
            <text:p text:style-name="P19"><draw:line text:anchor-type="paragraph" draw:z-index="8" draw:name="Forme1" draw:style-name="gr1" draw:text-style-name="P43" svg:x1="3.547cm" svg:y1="0.05cm" svg:x2="3.547cm" svg:y2="1.705cm"><text:p/></draw:line><draw:frame text:anchor-type="paragraph" draw:z-index="9" draw:name="Forme2" draw:style-name="gr2" draw:text-style-name="P44" svg:width="4.186cm" svg:height="0.65cm" svg:x="3.981cm" svg:y="0.598cm"><draw:text-box><text:p>Tab (25 mots mémoire)</text:p></draw:text-box></draw:frame></text:p>
          </table:table-cell>
          <table:table-cell table:style-name="Tableau2.A5" office:value-type="string">
            <text:p text:style-name="P15"/>
          </table:table-cell>
          <table:table-cell table:style-name="Tableau2.A5" office:value-type="string">
            <text:p text:style-name="P15"/>
          </table:table-cell>
          <table:table-cell table:style-name="Tableau2.A2" office:value-type="string">
            <text:p text:style-name="P15"/>
          </table:table-cell>
        </table:table-row>
        <table:table-row>
          <table:table-cell table:style-name="Tableau2.A5" office:value-type="string">
            <text:p text:style-name="P15"><draw:frame text:anchor-type="paragraph" draw:z-index="10" draw:name="Forme2" draw:style-name="gr2" draw:text-style-name="P44" svg:width="4.186cm" svg:height="0.65cm" svg:x="3.38cm" svg:y="1.392cm"><draw:text-box><text:p>val</text:p></draw:text-box></draw:frame><draw:frame text:anchor-type="paragraph" draw:z-index="11" draw:name="Forme2" draw:style-name="gr2" draw:text-style-name="P44" svg:width="2.382cm" svg:height="0.65cm" svg:x="-3.572cm" svg:y="0.912cm"><draw:text-box><text:p>Trame de f2</text:p></draw:text-box></draw:frame></text:p>
          </table:table-cell>
          <table:table-cell table:style-name="Tableau2.A5" office:value-type="string">
            <text:p text:style-name="P15"/>
          </table:table-cell>
          <table:table-cell table:style-name="Tableau2.A5" office:value-type="string">
            <text:p text:style-name="P15"/>
          </table:table-cell>
          <table:table-cell table:style-name="Tableau2.A2" office:value-type="string">
            <text:p text:style-name="P15"/>
          </table:table-cell>
        </table:table-row>
        <table:table-row>
          <table:table-cell table:style-name="Tableau2.A5" office:value-type="string">
            <text:p text:style-name="P15"/>
          </table:table-cell>
          <table:table-cell table:style-name="Tableau2.A5" office:value-type="string">
            <text:p text:style-name="P15"/>
          </table:table-cell>
          <table:table-cell table:style-name="Tableau2.A5" office:value-type="string">
            <text:p text:style-name="P15"/>
          </table:table-cell>
          <table:table-cell table:style-name="Tableau2.A2" office:value-type="string">
            <text:p text:style-name="P15"/>
          </table:table-cell>
        </table:table-row>
        <table:table-row>
          <table:table-cell table:style-name="Tableau2.A2" table:number-columns-spanned="4" office:value-type="string">
            <text:p text:style-name="P17"><draw:path text:anchor-type="paragraph" draw:z-index="16" draw:name="Forme6" draw:style-name="gr1" draw:text-style-name="P45" svg:width="1.675cm" svg:height="0.805cm" svg:x="2.681cm" svg:y="0.312cm" svg:viewBox="0 0 1676 806" svg:d="M0 800c328 0 663-45 988 0 328 47 555-183 649-372 79-159 72-503-337-413-279 60-579-2-866 0h-265-120"><text:p/></draw:path>123</text:p>
          </table:table-cell>
          <table:covered-table-cell/>
          <table:covered-table-cell/>
          <table:covered-table-cell/>
        </table:table-row>
        <table:table-row>
          <table:table-cell table:style-name="Tableau2.A2" table:number-columns-spanned="4" office:value-type="string">
            <text:p text:style-name="P21">Int * ptr</text:p>
          </table:table-cell>
          <table:covered-table-cell/>
          <table:covered-table-cell/>
          <table:covered-table-cell/>
        </table:table-row>
      </table:table>
      <text:p text:style-name="P35">10. Exploit shell code</text:p>
      <text:p text:style-name="P28"><text:tab/><text:span text:style-name="T19">On va le voir en TP. </text:span></text:p>
      <text:h text:style-name="P41" text:outline-level="1">Exercice 2</text:h>
      <text:p text:style-name="P3">1. Vulnérabilité</text:p>
      <text:p text:style-name="P36"><text:tab/><text:span text:style-name="T19">Buffer Overflow. </text:span>Lors de l’utilisation de <text:span text:style-name="T2">strcpy</text:span>, on ne vérifie jamais la taille, par conséquent, on peut déborder sur les cases mémoires adjacentes lors de la copie.</text:p>
      <text:p text:style-name="P3">2. Exemple</text:p>
      <text:p text:style-name="P6"/>
      <text:p text:style-name="P39">3.</text:p>
      <text:p text:style-name="P39"/>
      <text:p text:style-name="P3"><text:soft-page-break/>4. Exploit</text:p>
      <text:p text:style-name="P6"><text:tab/></text:p>
      <text:p text:style-name="P4"/>
      <text:h text:style-name="P42" text:outline-level="1">Exercice 3</text:h>
      <text:p text:style-name="P11">1. Explication</text:p>
      <text:p text:style-name="P38"><text:tab/>A chaque malloc qu’on fait, on ajoute virtuellement à la liste les emplacements libérés. Ainsi, le premier malloc ajoute b34010, le second b34030 et le troisième, b34010. C’est pourquoi ses valeurs sont alloués dans cette ordre là à d, e et f.</text:p>
      <text:p text:style-name="P11">2. Résoudre</text:p>
      <text:p text:style-name="P12"><text:tab/>On peut rajouter une ligne entre free(a) et free(b), qui est a = null.</text:p>
      <text:p text:style-name="P11">3. Solution à grande échelle</text:p>
      <text:p text:style-name="P12"><text:tab/><text:span text:style-name="T19">Analyse statique (pas d’exécution). </text:span></text:p>
      <text:p text:style-name="P11">4. Vulnérabilité</text:p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6:54:21.979618836</meta:creation-date>
    <dc:date>2018-11-20T20:51:40.999394439</dc:date>
    <meta:editing-duration>PT25M26S</meta:editing-duration>
    <meta:editing-cycles>4</meta:editing-cycles>
    <meta:generator>LibreOffice/6.1.2.1$Linux_X86_64 LibreOffice_project/10$Build-1</meta:generator>
    <meta:document-statistic meta:table-count="2" meta:image-count="0" meta:object-count="0" meta:page-count="3" meta:paragraph-count="60" meta:word-count="439" meta:character-count="2446" meta:non-whitespace-character-count="2036"/>
  </office:meta>
</office:document-meta>
</file>